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DejaVu Sans Mono" svg:font-family="'DejaVu Sans Mono'"/>
    <style:font-face style:name="Lohit Devanagari1" svg:font-family="'Lohit Devanagari'"/>
    <style:font-face style:name="Open Sans" svg:font-family="'Open Sans'"/>
    <style:font-face style:name="calibri" svg:font-family="calibri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8.5cm" style:rel-column-width="32767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811ee" officeooo:paragraph-rsid="000811ee" style:font-weight-asian="bold" style:font-weight-complex="bold"/>
    </style:style>
    <style:style style:name="P2" style:family="paragraph" style:parent-style-name="Text_20_body">
      <style:text-properties fo:font-variant="normal" fo:text-transform="none" style:font-name="calibri" fo:font-size="11pt" fo:font-style="normal" fo:font-weight="normal" officeooo:rsid="000811ee" officeooo:paragraph-rsid="000811e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style:font-name="calibri" fo:font-size="11pt" fo:font-style="normal" fo:font-weight="normal"/>
    </style:style>
    <style:style style:name="P6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333333" style:font-name="Arial" fo:font-size="13.5pt" fo:letter-spacing="normal" fo:font-style="normal" fo:font-weight="normal" officeooo:paragraph-rsid="000811ee"/>
    </style:style>
    <style:style style:name="P7" style:family="paragraph" style:parent-style-name="Table_20_Contents">
      <style:text-properties officeooo:rsid="000811ee" officeooo:paragraph-rsid="000811ee"/>
    </style:style>
    <style:style style:name="P8" style:family="paragraph" style:parent-style-name="Standard">
      <style:text-properties fo:font-weight="bold" officeooo:rsid="0008bb1b" officeooo:paragraph-rsid="000811ee" style:font-weight-asian="bold" style:font-weight-complex="bold"/>
    </style:style>
    <style:style style:name="P9" style:family="paragraph" style:parent-style-name="Standard">
      <style:text-properties fo:font-weight="bold" officeooo:rsid="0008bb1b" officeooo:paragraph-rsid="0008bb1b" style:font-weight-asian="bold" style:font-weight-complex="bold"/>
    </style:style>
    <style:style style:name="P10" style:family="paragraph" style:parent-style-name="Standard">
      <style:text-properties fo:font-weight="bold" officeooo:rsid="000ce555" officeooo:paragraph-rsid="000ce555" style:font-weight-asian="bold" style:font-weight-complex="bold"/>
    </style:style>
    <style:style style:name="P11" style:family="paragraph" style:parent-style-name="Standard">
      <style:text-properties fo:font-weight="bold" officeooo:rsid="000e33e3" officeooo:paragraph-rsid="000e33e3" style:font-weight-asian="bold" style:font-weight-complex="bold"/>
    </style:style>
    <style:style style:name="P12" style:family="paragraph" style:parent-style-name="Standard">
      <style:text-properties fo:font-weight="bold" officeooo:rsid="000e33e3" officeooo:paragraph-rsid="00112842" style:font-weight-asian="bold" style:font-weight-complex="bold"/>
    </style:style>
    <style:style style:name="P13" style:family="paragraph" style:parent-style-name="Standard">
      <style:text-properties fo:font-weight="bold" officeooo:rsid="00112842" officeooo:paragraph-rsid="00112842" style:font-weight-asian="bold" style:font-weight-complex="bold"/>
    </style:style>
    <style:style style:name="P14" style:family="paragraph" style:parent-style-name="Standard">
      <style:text-properties fo:font-weight="normal" officeooo:rsid="000cde20" officeooo:paragraph-rsid="000811ee" style:font-weight-asian="normal" style:font-weight-complex="normal"/>
    </style:style>
    <style:style style:name="P15" style:family="paragraph" style:parent-style-name="Standard">
      <style:text-properties fo:font-weight="normal" officeooo:rsid="000f7c85" officeooo:paragraph-rsid="000f7c85" style:font-weight-asian="normal" style:font-weight-complex="normal"/>
    </style:style>
    <style:style style:name="P16" style:family="paragraph" style:parent-style-name="Standard">
      <style:text-properties fo:font-weight="normal" officeooo:rsid="000f7c85" officeooo:paragraph-rsid="00101194" style:font-weight-asian="normal" style:font-weight-complex="normal"/>
    </style:style>
    <style:style style:name="P17" style:family="paragraph" style:parent-style-name="Standard">
      <style:text-properties fo:font-weight="normal" officeooo:rsid="000f7c85" officeooo:paragraph-rsid="000f7c85" fo:background-color="#ef413d" style:font-weight-asian="normal" style:font-weight-complex="normal"/>
    </style:style>
    <style:style style:name="P18" style:family="paragraph" style:parent-style-name="Standard">
      <style:text-properties fo:color="#fffbcc" fo:font-weight="normal" officeooo:rsid="000f7c85" officeooo:paragraph-rsid="00101194" fo:background-color="#ef413d" style:font-weight-asian="normal" style:font-weight-complex="normal"/>
    </style:style>
    <style:style style:name="P19" style:family="paragraph" style:parent-style-name="Standard">
      <style:text-properties fo:color="#fffbcc" fo:font-weight="normal" officeooo:rsid="000f7c85" officeooo:paragraph-rsid="000f7c85" fo:background-color="#ef413d" style:font-weight-asian="normal" style:font-weight-complex="normal"/>
    </style:style>
    <style:style style:name="P20" style:family="paragraph" style:parent-style-name="Standard">
      <style:text-properties fo:color="#fffbcc" fo:font-weight="normal" officeooo:rsid="000f7c85" officeooo:paragraph-rsid="000f7c85" style:font-weight-asian="normal" style:font-weight-complex="normal"/>
    </style:style>
    <style:style style:name="P21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333333" style:font-name="Arial" fo:font-size="13.5pt" fo:letter-spacing="normal" fo:font-style="normal" fo:font-weight="normal" officeooo:paragraph-rsid="000811ee" fo:background-color="#fff200"/>
    </style:style>
    <style:style style:name="P22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333333" style:font-name="Arial" fo:font-size="13.5pt" fo:letter-spacing="normal" fo:font-style="normal" fo:font-weight="normal" officeooo:paragraph-rsid="000cde20"/>
    </style:style>
    <style:style style:name="P23" style:family="paragraph" style:parent-style-name="Table_20_Contents">
      <style:text-properties officeooo:rsid="00112842" officeooo:paragraph-rsid="00112842"/>
    </style:style>
    <style:style style:name="P2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bbb529" style:font-name="DejaVu Sans Mono"/>
    </style:style>
    <style:style style:name="P2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/>
    </style:style>
    <style:style style:name="P2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27" style:family="paragraph" style:parent-style-name="Preformatted_20_Text">
      <loext:graphic-properties draw:fill="solid" draw:fill-color="#2b2b2b" draw:opacity="100%"/>
      <style:paragraph-properties fo:background-color="#2b2b2b"/>
    </style:style>
    <style:style style:name="P28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</style:style>
    <style:style style:name="T1" style:family="text">
      <style:text-properties fo:font-variant="normal" fo:text-transform="none" style:font-name="calibri" fo:font-size="11pt" fo:font-style="normal" fo:font-weight="normal"/>
    </style:style>
    <style:style style:name="T2" style:family="text">
      <style:text-properties fo:font-variant="normal" fo:text-transform="none" fo:color="#444444" style:font-name="Open Sans" fo:font-size="12pt" fo:letter-spacing="normal" fo:font-style="normal"/>
    </style:style>
    <style:style style:name="T3" style:family="text">
      <style:text-properties fo:font-variant="normal" fo:text-transform="none" fo:color="#444444" style:font-name="Open Sans" fo:font-size="12pt" fo:letter-spacing="normal" fo:font-style="normal" fo:font-weight="normal"/>
    </style:style>
    <style:style style:name="T4" style:family="text">
      <style:text-properties fo:font-variant="normal" fo:text-transform="none" fo:color="#444444" style:font-name="Open Sans" fo:font-size="12pt" fo:letter-spacing="normal" fo:font-style="normal" fo:font-weight="normal" officeooo:rsid="000e33e3"/>
    </style:style>
    <style:style style:name="T5" style:family="text">
      <style:text-properties fo:font-variant="normal" fo:text-transform="none" fo:color="#444444" style:font-name="Open Sans" fo:font-size="12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444444" style:font-name="Open Sans" fo:font-size="12pt" fo:letter-spacing="normal" fo:font-style="normal" fo:font-weight="normal" officeooo:rsid="000cde20" style:font-weight-asian="normal" style:font-weight-complex="normal"/>
    </style:style>
    <style:style style:name="T7" style:family="text">
      <style:text-properties fo:font-variant="normal" fo:text-transform="none" fo:color="#444444" style:font-name="Open Sans" fo:font-size="12pt" fo:letter-spacing="normal" fo:font-style="normal" officeooo:rsid="000f7c85"/>
    </style:style>
    <style:style style:name="T8" style:family="text">
      <style:text-properties fo:font-variant="normal" fo:text-transform="none" fo:color="#444444" style:font-name="Open Sans" fo:font-size="12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444444" style:font-name="Open Sans" fo:font-size="12pt" fo:letter-spacing="normal" fo:font-style="normal" fo:font-weight="bold" officeooo:rsid="00101194" style:font-weight-asian="bold" style:font-weight-complex="bold"/>
    </style:style>
    <style:style style:name="T10" style:family="text">
      <style:text-properties fo:font-variant="normal" fo:text-transform="none" fo:color="#444444" style:font-name="Open Sans" fo:font-size="12pt" fo:letter-spacing="normal" fo:font-style="normal" officeooo:rsid="00101194"/>
    </style:style>
    <style:style style:name="T11" style:family="text">
      <style:text-properties fo:font-variant="normal" fo:text-transform="none" fo:color="#444444" style:font-name="Open Sans" fo:font-size="12pt" fo:letter-spacing="normal" fo:font-style="normal" officeooo:rsid="000cde20"/>
    </style:style>
    <style:style style:name="T12" style:family="text">
      <style:text-properties fo:font-variant="normal" fo:text-transform="none" fo:color="#444444" style:font-name="Open Sans" fo:font-size="12pt" fo:letter-spacing="normal" fo:font-style="normal" officeooo:rsid="00123eaf"/>
    </style:style>
    <style:style style:name="T13" style:family="text">
      <style:text-properties fo:font-variant="normal" fo:text-transform="none" style:font-name="Open Sans" fo:font-size="12pt" fo:letter-spacing="normal" fo:font-style="normal"/>
    </style:style>
    <style:style style:name="T14" style:family="text">
      <style:text-properties fo:font-variant="normal" fo:text-transform="none" style:font-name="Open Sans" fo:font-size="12pt" fo:letter-spacing="normal" fo:font-style="normal" officeooo:rsid="00101194"/>
    </style:style>
    <style:style style:name="T15" style:family="text">
      <style:text-properties fo:background-color="#fff200" loext:char-shading-value="0"/>
    </style:style>
    <style:style style:name="T16" style:family="text">
      <style:text-properties fo:color="#cc7832"/>
    </style:style>
    <style:style style:name="T17" style:family="text">
      <style:text-properties fo:color="#cc7832" style:font-name="DejaVu Sans Mono"/>
    </style:style>
    <style:style style:name="T18" style:family="text">
      <style:text-properties fo:color="#cc7832" style:font-name="DejaVu Sans Mono" officeooo:rsid="000f7c85"/>
    </style:style>
    <style:style style:name="T19" style:family="text">
      <style:text-properties fo:color="#ffc66d"/>
    </style:style>
    <style:style style:name="T20" style:family="text">
      <style:text-properties style:font-name="DejaVu Sans Mono"/>
    </style:style>
    <style:style style:name="T21" style:family="text">
      <style:text-properties fo:color="#9876aa" style:font-name="DejaVu Sans Mono"/>
    </style:style>
    <style:style style:name="T22" style:family="text">
      <style:text-properties fo:color="#9876aa" style:font-name="DejaVu Sans Mono" fo:font-style="italic"/>
    </style:style>
    <style:style style:name="T23" style:family="text">
      <style:text-properties fo:color="#6a8759" style:font-name="DejaVu Sans Mono"/>
    </style:style>
    <style:style style:name="T24" style:family="text">
      <style:text-properties fo:color="#a9b7c6" style:font-name="DejaVu Sans Mono"/>
    </style:style>
    <style:style style:name="T25" style:family="text">
      <style:text-properties fo:color="#a9b7c6" style:font-name="DejaVu Sans Mono" fo:font-style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дание</text:p>
      <text:p text:style-name="P1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">Test task:</text:p>
            <text:p text:style-name="P5">Implement the following automated scenario using Selenium WebDriver or Puppeteer (programming language is up to you, but don't use "Selenium IDE-like" tools or Robot Framework):</text:p>
            <text:p text:style-name="P5">1. Open browser;</text:p>
            <text:p text:style-name="P3"><text:span text:style-name="T1">2. Navigate to "</text:span><text:a xlink:type="simple" xlink:href="https://google.com/" text:style-name="Internet_20_link" text:visited-style-name="Visited_20_Internet_20_Link"><text:span text:style-name="T1">https://google.com</text:span></text:a><text:span text:style-name="T1">";</text:span></text:p>
            <text:p text:style-name="P3"><text:span text:style-name="T1">3. Search for "</text:span><text:a xlink:type="simple" xlink:href="http://yandex.ru/" text:style-name="Internet_20_link" text:visited-style-name="Visited_20_Internet_20_Link"><text:span text:style-name="T1">yandex.ru</text:span></text:a><text:span text:style-name="T1">";</text:span></text:p>
            <text:p text:style-name="P3"><text:span text:style-name="T1">Verify that first result (advertisements shouldn't be considered as search results) has a link which leads to "</text:span><text:a xlink:type="simple" xlink:href="http://yandex.ru/" text:style-name="Internet_20_link" text:visited-style-name="Visited_20_Internet_20_Link"><text:span text:style-name="T1">yandex.ru</text:span></text:a><text:span text:style-name="T1">";</text:span></text:p>
            <text:p text:style-name="P5">Your solution should meet the following criteria:</text:p>
            <text:p text:style-name="P5">1. Page Object pattern must be used;</text:p>
            <text:p text:style-name="P5">2. It should be extensible (no changes to existing test, if it's required to implement the new one which reuses the same code);</text:p>
            <text:p text:style-name="P5">3. There should be a way to run the test on windows machine using command line;</text:p>
            <text:p text:style-name="P5">4. It should contain readme file with instructions on how to run the tests;</text:p>
            <text:p text:style-name="P5">Please provide a link to public git repository with instruction how to run your test as a result.</text:p>
            <text:p text:style-name="P4"> </text:p>
            <text:p text:style-name="P7"/>
          </table:table-cell>
        </table:table-row>
      </table:table>
      <text:p text:style-name="P1"/>
      <text:p text:style-name="P1">Переведенное задание: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6">Реализуйте следующий автоматизированный сценарий с помощью Selenium WebDriver или Puppeteer (язык программирования зависит от вас, но не используйте" Selenium IDE-like " tools или Robot Framework): </text:p>
            <text:p text:style-name="P21">1. Открыть браузер; </text:p>
            <text:p text:style-name="P21">2. Перейдите к "https://google.com"; </text:p>
            <text:p text:style-name="P21">3. Поиск "yandex.ru"; Убедитесь, что первый результат (объявления не должны рассматриваться как Результаты поиска) имеет ссылку, которая приводит к "yandex.ru"; </text:p>
            <text:p text:style-name="P6">Ваше решение должно соответствовать следующим критериям: </text:p>
            <text:p text:style-name="P21">1. Необходимо использовать шаблон объекта страницы; </text:p>
            <text:p text:style-name="P21">2. Он должен быть расширяемым (никаких изменений в существующем тесте, если требуется реализовать новый, который повторно использует тот же код);</text:p>
            <text:p text:style-name="P21"><text:s/>3. Должен быть способ запустить тест на машине windows с помощью командной строки;</text:p>
            <text:p text:style-name="P22"><text:span text:style-name="T15"><text:s/>4. Он должен содержать файл readme с инструкциями по запуску тестов;</text:span> </text:p>
            <text:p text:style-name="P22"/>
            <text:p text:style-name="P22">Пожалуйста, предоставьте ссылку на публичный репозиторий git с инструкцией, как запустить ваш тест в результате.</text:p>
          </table:table-cell>
        </table:table-row>
      </table:table>
      <text:p text:style-name="P8"/>
      <text:p text:style-name="P8"/>
      <text:p text:style-name="P8"/>
      <text:p text:style-name="P8"/>
      <text:p text:style-name="P14"/>
      <text:p text:style-name="P9"><text:soft-page-break/><text:span text:style-name="T3"/></text:p>
      <text:p text:style-name="P10"><text:span text:style-name="T2">Описание решения:</text:span></text:p>
      <text:p text:style-name="P10"><text:span text:style-name="T3"/></text:p>
      <text:p text:style-name="P10"><text:span text:style-name="T3">Для разработки выбран следующий стек технологий: java, maven, selenium </text:span><text:span text:style-name="T4">Chrome </text:span><text:span text:style-name="T3">WebDriver.</text:span></text:p>
      <text:p text:style-name="P10"><text:span text:style-name="T3"/></text:p>
      <text:p text:style-name="P13"><text:span text:style-name="T3">Для теста подготовлено два </text:span><text:span text:style-name="T2">PageObject</text:span><text:span text:style-name="T3">:</text:span></text:p>
      <table:table table:name="Таблица6" table:style-name="Таблица6">
        <table:table-column table:style-name="Таблица6.A" table:number-columns-repeated="2"/>
        <table:table-row>
          <table:table-cell table:style-name="Таблица6.A1" office:value-type="string">
            <text:p text:style-name="P23">GoogleSearchPage</text:p>
          </table:table-cell>
          <table:table-cell table:style-name="Таблица6.B1" office:value-type="string">
            <text:p text:style-name="P23">Страница поиска гугл <text:a xlink:type="simple" xlink:href="http://www.google.com/" text:style-name="Internet_20_link" text:visited-style-name="Visited_20_Internet_20_Link">www.google.com</text:a></text:p>
            <text:p text:style-name="P23">Метод вставки данных в строку поиска</text:p>
            <text:p text:style-name="P23">Метод запуска поиска.</text:p>
          </table:table-cell>
        </table:table-row>
        <table:table-row>
          <table:table-cell table:style-name="Таблица6.A2" office:value-type="string">
            <text:p text:style-name="P23">GoogleSearchResultPage</text:p>
          </table:table-cell>
          <table:table-cell table:style-name="Таблица6.B2" office:value-type="string">
            <text:p text:style-name="P23">Страница с результатом поиска. В рамках этой страницы реализован лишь метод изъятия нужного контейнера. Так как более глубокие методы в рамках данного теста не требуются.</text:p>
          </table:table-cell>
        </table:table-row>
      </table:table>
      <text:p text:style-name="P12"><text:span text:style-name="T3"/></text:p>
      <text:p text:style-name="P11"><text:span text:style-name="T3">Для запуска функционального теста с другими типами браузеров необходимо переделать тест. А именно:</text:span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24">@Before</text:p>
            <text:p text:style-name="P25"><text:span text:style-name="T16">public void </text:span><text:span text:style-name="T19">init</text:span>(){</text:p>
            <text:p text:style-name="P26"><text:s text:c="4"/><text:span text:style-name="T17">this</text:span><text:span text:style-name="T20">.</text:span><text:span text:style-name="T21">driver </text:span><text:span text:style-name="T20">= </text:span><text:span text:style-name="T17">new </text:span><text:span text:style-name="T20">ChromeDriver()</text:span><text:span text:style-name="T17">;</text:span></text:p>
            <text:p text:style-name="P26"><text:span text:style-name="T16"><text:s text:c="4"/></text:span><text:span text:style-name="T22">logger</text:span><text:span text:style-name="T20">.debug(</text:span><text:span text:style-name="T23">"ChromeDriver is running"</text:span><text:span text:style-name="T20">)</text:span><text:span text:style-name="T17">;</text:span></text:p>
            <text:p text:style-name="P26"><text:span text:style-name="T16"><text:s text:c="4"/></text:span><text:span text:style-name="T17">this</text:span><text:span text:style-name="T20">.</text:span><text:span text:style-name="T21">driver</text:span><text:span text:style-name="T20">.manage().window().fullscreen()</text:span><text:span text:style-name="T17">;</text:span></text:p>
            <text:p text:style-name="P27"><text:span text:style-name="T16"><text:s text:c="4"/></text:span><text:span text:style-name="T22">logger</text:span><text:span text:style-name="T24">.debug(</text:span><text:span text:style-name="T23">"set fullsize of window"</text:span><text:span text:style-name="T24">)</text:span><text:span text:style-name="T17">;</text:span></text:p>
          </table:table-cell>
        </table:table-row>
      </table:table>
      <text:p text:style-name="P11"><text:span text:style-name="T3"/></text:p>
      <text:p text:style-name="P11"><text:span text:style-name="T3">Необходимо заменить </text:span><text:span text:style-name="T2">this.driver = ChromeDriver() </text:span><text:span text:style-name="T3">на любой из типов драйверов, которые будут установлены в системе. Текущий конфиг теста, производит запуск функционального теста в браузере </text:span><text:span text:style-name="T2">Chrome</text:span><text:span text:style-name="T3">.</text:span></text:p>
      <text:p text:style-name="P11"><text:span text:style-name="T3"/></text:p>
      <text:p text:style-name="P11"><text:span text:style-name="T3">Для запуска теста в </text:span><text:span text:style-name="T2">Windows</text:span><text:span text:style-name="T3"> машине необходимо установить в ОС сборщик </text:span><text:span text:style-name="T2">maven </text:span><text:span text:style-name="T12">и java vm.</text:span><text:span text:style-name="T3">Прописать его в переменные окружения ОС. Далее проверить что он вызывается в </text:span><text:span text:style-name="T2">cmd</text:span><text:span text:style-name="T3">. Для этого откройте консоль и введите:</text:span><text:span text:style-name="T2"> mvn -version</text:span><text:span text:style-name="T3">. Если переменные окружения прописаны верно, то вы увидите ответ о версии </text:span><text:span text:style-name="T2">maven</text:span><text:span text:style-name="T3">.</text:span></text:p>
      <text:p text:style-name="P11"><text:span text:style-name="T3"/></text:p>
      <text:p text:style-name="P11"><text:span text:style-name="T3">После того как сборщик будет установлен в ОС, пройдите в папку с проектом и запустите в консоли команду: </text:span><text:span text:style-name="T11">mvn -Dtest=tests.Selenium test.</text:span><text:span text:style-name="T6"> </text:span><text:span text:style-name="T5">После этого начнется сборка проекта и запуск теста. </text:span></text:p>
      <text:p text:style-name="P11"><text:span text:style-name="T5"/></text:p>
      <text:p text:style-name="P11"><text:span text:style-name="T5">Альтернативным способом запуска является запуск теста через </text:span><text:span text:style-name="T2">IDE</text:span><text:span text:style-name="T5">.</text:span></text:p>
      <text:p text:style-name="P11"><text:span text:style-name="T5"/></text:p>
      <text:p text:style-name="P11"><text:span text:style-name="T5">В текущей версии теста присутствует модуль сборки артефактов прогона:</text:span></text:p>
      <text:p text:style-name="P11"><text:span text:style-name="T5"/></text:p>
      <text:p text:style-name="P11"><text:span text:style-name="T5">1. Отдельное </text:span><text:span text:style-name="T2">логирование</text:span><text:span text:style-name="T5"> теста в файл </text:span><text:span text:style-name="T2">log4j-application.log</text:span><text:span text:style-name="T7">.</text:span></text:p>
      <text:p text:style-name="P16"><text:span text:style-name="T2">2. В случае если конечная точка теста </text:span><text:span text:style-name="T10">(</text:span><text:span text:style-name="T8">url </text:span><text:span text:style-name="T2">после перехода по первому результату поиска</text:span><text:span text:style-name="T10">)</text:span><text:span text:style-name="T2"> не является </text:span><text:span text:style-name="T8">yandex.ru,</text:span><text:span text:style-name="T9"> </text:span><text:span text:style-name="T10">п</text:span><text:span text:style-name="T2">роизводится сохранение скриншота текущего </text:span><text:soft-page-break/><text:span text:style-name="T2">окна </text:span><text:span text:style-name="T10">и </text:span><text:span text:style-name="T2">запись в лог результата Assertion, а также сохранение текущего полученного html документа из окна прогона теста. Это поможет в разборе результата прогона.</text:span></text:p>
      <text:p text:style-name="P16"><text:span text:style-name="T2"/></text:p>
      <text:p text:style-name="P18"><text:span text:style-name="T14">ВАЖНО! </text:span><text:span text:style-name="T13">Сейчас в код теста намеренно внесена ошибка:</text:span></text:p>
      <text:p text:style-name="P15"><text:span text:style-name="T2"/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28"><text:span text:style-name="T25">assertTwoStringParams</text:span><text:span text:style-name="T24">(</text:span><text:span text:style-name="T23">"just_test_of_artefacts_Grubber"</text:span><text:span text:style-name="T17">, </text:span><text:span text:style-name="T24">current_url</text:span><text:span text:style-name="T17">, </text:span><text:span text:style-name="T21">driver</text:span><text:span text:style-name="T17">, this</text:span><text:span text:style-name="T24">.</text:span><text:span text:style-name="T21">testName </text:span><text:span text:style-name="T24">+ </text:span><text:span text:style-name="T23">"_failed_assert_current_url"</text:span><text:span text:style-name="T17">, </text:span><text:span text:style-name="T22">logger</text:span><text:span text:style-name="T24">)</text:span><text:span text:style-name="T18">;</text:span></text:p>
          </table:table-cell>
        </table:table-row>
      </table:table>
      <text:p text:style-name="P20"><text:span text:style-name="T13"/></text:p>
      <text:p text:style-name="P19"><text:span text:style-name="T13">Это сделано для того, чтобы продемонстрировать механизм сборки артефактов прогона.</text:span></text:p>
      <text:p text:style-name="P17"><text:span text:style-name="T2"/></text:p>
      <text:p text:style-name="P19"><text:span text:style-name="T13">Чтобы тест корректно проходил необходимо заменить эту строку на строку:</text:span>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28"><text:span text:style-name="T25">assertTwoStringParams</text:span><text:span text:style-name="T24">(</text:span><text:span text:style-name="T23">"https://yandex.ru/"</text:span><text:span text:style-name="T17">, </text:span><text:span text:style-name="T24">current_url</text:span><text:span text:style-name="T17">, </text:span><text:span text:style-name="T21">driver</text:span><text:span text:style-name="T17">, this</text:span><text:span text:style-name="T24">.</text:span><text:span text:style-name="T21">testName </text:span><text:span text:style-name="T24">+ </text:span><text:span text:style-name="T23">"_failed_assert_current_url"</text:span><text:span text:style-name="T17">, </text:span><text:span text:style-name="T22">logger</text:span><text:span text:style-name="T24">)</text:span><text:span text:style-name="T17">;</text:span></text:p>
          </table:table-cell>
        </table:table-row>
      </table:table>
      <text:p text:style-name="P15"><text:span text:style-name="T2"/></text:p>
      <text:p text:style-name="P1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DejaVu Sans Mono" svg:font-family="'DejaVu Sans Mono'"/>
    <style:font-face style:name="Lohit Devanagari1" svg:font-family="'Lohit Devanagari'"/>
    <style:font-face style:name="Open Sans" svg:font-family="'Open Sans'"/>
    <style:font-face style:name="calibri" svg:font-family="calibri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1T20:04:44.625009018</meta:creation-date>
    <dc:date>2019-09-22T02:37:19.398201106</dc:date>
    <meta:editing-duration>PT14M42S</meta:editing-duration>
    <meta:editing-cycles>4</meta:editing-cycles>
    <meta:generator>LibreOffice/6.0.7.3$Linux_X86_64 LibreOffice_project/00m0$Build-3</meta:generator>
    <meta:document-statistic meta:table-count="6" meta:image-count="0" meta:object-count="0" meta:page-count="3" meta:paragraph-count="53" meta:word-count="566" meta:character-count="4196" meta:non-whitespace-character-count="3655"/>
  </office:meta>
</office:document-meta>
</file>